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 style:list-style-name="L1">
      <style:text-properties officeooo:rsid="000f59cb" officeooo:paragraph-rsid="000f59cb"/>
    </style:style>
    <style:style style:name="P2" style:family="paragraph" style:parent-style-name="Standard" style:list-style-name="L1">
      <style:text-properties officeooo:rsid="001106da" officeooo:paragraph-rsid="001106d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uantos años tenes</text:p>
        </text:list-item>
        <text:list-item>
          <text:p text:style-name="P1">sos </text:p>
        </text:list-item>
        <text:list-item>
          <text:p text:style-name="P1">en que pais</text:p>
          <text:list>
            <text:list-item>
              <text:p text:style-name="P1">naciste</text:p>
            </text:list-item>
            <text:list-item>
              <text:p text:style-name="P1">nacio tu mama</text:p>
            </text:list-item>
            <text:list-item>
              <text:p text:style-name="P1">nacio tu papa</text:p>
            </text:list-item>
          </text:list>
        </text:list-item>
        <text:list-item>
          <text:p text:style-name="P1">con cuantas personas vivis?</text:p>
        </text:list-item>
        <text:list-item>
          <text:p text:style-name="P1">Con quien vivis?</text:p>
        </text:list-item>
        <text:list-item>
          <text:p text:style-name="P1">¿Cuantas habitaciones tiene el lugar donde vivis, sin contar la cocina y el baño?</text:p>
        </text:list-item>
        <text:list-item>
          <text:p text:style-name="P1">En el lugar donde vivis hay..</text:p>
        </text:list-item>
        <text:list-item>
          <text:p text:style-name="P1">¿cuales de estas cosas hay en lugar donde vivis?</text:p>
        </text:list-item>
        <text:list-item>
          <text:p text:style-name="P1">Aproximadamente ¿cuantos libros hay donde vivis?</text:p>
        </text:list-item>
        <text:list-item>
          <text:p text:style-name="P1"><text:s/>Cual es el maximo nivel educativo de tu mama</text:p>
        </text:list-item>
        <text:list-item>
          <text:p text:style-name="P1">cual es el maximo nivel educativo de tu papa</text:p>
        </text:list-item>
        <text:list-item>
          <text:p text:style-name="P1">tu mama o papa pertenecen a pueblos indigenas o son descendientes de pueblos indigenas?</text:p>
        </text:list-item>
        <text:list-item>
          <text:p text:style-name="P1">Tenes hijos?</text:p>
        </text:list-item>
        <text:list-item>
          <text:p text:style-name="P1">Si sos mujer, estas embarazada?</text:p>
        </text:list-item>
        <text:list-item>
          <text:p text:style-name="P1">Con que frecuencia te ocupas de las siguientes actividades en tu casa</text:p>
        </text:list-item>
        <text:list-item>
          <text:p text:style-name="P1">ademas de asistir a la escuela ¿ayudas a tus padres o familiares en su trabajo?</text:p>
        </text:list-item>
        <text:list-item>
          <text:p text:style-name="P1">Trabajas fuera de tu casa para alguien que no sea parte du tu familia?</text:p>
        </text:list-item>
        <text:list-item>
          <text:p text:style-name="P1">Te pagan por realizar ese trabajo?</text:p>
        </text:list-item>
        <text:list-item>
          <text:p text:style-name="P1">Fuiste al jardin de infantes?</text:p>
        </text:list-item>
        <text:list-item>
          <text:p text:style-name="P1">Durante la primaria repetiste algun grado?</text:p>
        </text:list-item>
        <text:list-item>
          <text:p text:style-name="P1">Durante la secundaria repetiste algun grado?</text:p>
        </text:list-item>
        <text:list-item>
          <text:p text:style-name="P1">Tenes materias previas?</text:p>
        </text:list-item>
        <text:list-item>
          <text:p text:style-name="P1">En lo que va del año ¿cuantas veces faltaste?</text:p>
        </text:list-item>
        <text:list-item>
          <text:p text:style-name="P1">Cual es el principal motivo por el que faltaste?</text:p>
        </text:list-item>
        <text:list-item>
          <text:p text:style-name="P1">Durante este año fuiste a clases de apoyo?</text:p>
        </text:list-item>
        <text:list-item>
          <text:p text:style-name="P1">En que materias recibiste apoyo escolar?</text:p>
        </text:list-item>
        <text:list-item>
          <text:p text:style-name="P1">En general ¿cuanto tiempo tardas en llegar a la escuela?</text:p>
        </text:list-item>
        <text:list-item>
          <text:p text:style-name="P1">Te interesa lo que enseñan en la escuela?</text:p>
        </text:list-item>
        <text:list-item>
          <text:p text:style-name="P1">Te llevas bien con tus compañeros y compañeras?</text:p>
        </text:list-item>
        <text:list-item>
          <text:p text:style-name="P1">Como te resultan las siguientes actividades?</text:p>
        </text:list-item>
        <text:list-item>
          <text:p text:style-name="P2">Como te va en tu clase de matematica?</text:p>
        </text:list-item>
        <text:list-item>
          <text:p text:style-name="P2">Como te va en tu clase de lengua/literatura?</text:p>
        </text:list-item>
        <text:list-item>
          <text:p text:style-name="P2">Las siguientes formas de trabajo que te hacen tus profesores te sirven para mejorar en tu aprendisaje?</text:p>
        </text:list-item>
        <text:list-item>
          <text:p text:style-name="P2">Pensas que las evaluaciones que te hacen tus profesores te sirven para mejorar tu aprendisaje? </text:p>
          <text:list>
            <text:list-item>
              <text:p text:style-name="P2">Cual consideras que es la principal utilidad de las evaluaciones que haces en la escuela? </text:p>
            </text:list-item>
          </text:list>
        </text:list-item>
        <text:list-item>
          <text:p text:style-name="P2">Queremos saber con que frecuencia los estudiantes de tu escuela</text:p>
        </text:list-item>
        <text:list-item>
          <text:p text:style-name="P2"><text:soft-page-break/>crees que hay temas/actividades que la escuela deberia abordar/enseñar y no lo hace?</text:p>
        </text:list-item>
        <text:list-item>
          <text:p text:style-name="P2">De los siguientes temas/actividades que la escuela deberia abordar/enseñar y no lo hace?</text:p>
        </text:list-item>
        <text:list-item>
          <text:p text:style-name="P2">Tu escuela tiene oferta de orientacion vocacional para la eleccion de una carrera?</text:p>
        </text:list-item>
        <text:list-item>
          <text:p text:style-name="P2">Tu escuela tiene oferta de orientacion vocacional para orientarte acerca de posibles salidas laborales?</text:p>
        </text:list-item>
        <text:list-item>
          <text:p text:style-name="P2">Tu escuela brindo informacion sobre carreras que se dictan en universidades, terciarios o institutos superiores de formacion docente?</text:p>
        </text:list-item>
        <text:list-item>
          <text:p text:style-name="P2">En tu escuela hay un acuerdo de convivencia?</text:p>
        </text:list-item>
        <text:list-item>
          <text:p text:style-name="P2">Conoces lo que establece dicho acuerdo de convivencia?</text:p>
        </text:list-item>
        <text:list-item>
          <text:p text:style-name="P2">Tienen centro de estudiantes en tu escuela?</text:p>
        </text:list-item>
        <text:list-item>
          <text:p text:style-name="P2">Como es tu aula?</text:p>
        </text:list-item>
        <text:list-item>
          <text:p text:style-name="P2">Cuando no estas en la escuela, que haces en tu tiempo libre?</text:p>
        </text:list-item>
        <text:list-item>
          <text:p text:style-name="P2">Tenes</text:p>
          <text:list>
            <text:list-item>
              <text:p text:style-name="P2">celular propio </text:p>
            </text:list-item>
            <text:list-item>
              <text:p text:style-name="P2">tu celular tiene internet?</text:p>
            </text:list-item>
            <text:list-item>
              <text:p text:style-name="P2">Te dejan usarlo en el aula?</text:p>
            </text:list-item>
          </text:list>
        </text:list-item>
        <text:list-item>
          <text:p text:style-name="P2">Que vas a hacer cuando termines el secundario </text:p>
        </text:list-item>
        <text:list-item>
          <text:p text:style-name="P2">como fue resolver las pruevas y este cuestionario</text:p>
        </text:list-item>
        <text:list-item>
          <text:p text:style-name="P2">utilizaste cuadernillo con tipografia ampliada porque..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21:18:52.593117320</meta:creation-date>
    <dc:date>2025-12-02T21:37:29.320112964</dc:date>
    <meta:editing-duration>PT7M2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6" meta:word-count="500" meta:character-count="2801" meta:non-whitespace-character-count="2407"/>
  </office:meta>
</office:document-meta>
</file>